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72" calcext:value-type="float">
            <text:p>572</text:p>
          </table:table-cell>
          <table:table-cell table:style-name="ce7" table:formula="of:=COUNTIF([.B7:.B999];&quot;X&quot;)" office:value-type="float" office:value="471" calcext:value-type="float">
            <text:p>47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1" calcext:value-type="float">
            <text:p>51</text:p>
          </table:table-cell>
          <table:table-cell table:style-name="ce7" table:formula="of:=COUNTIF([.E7:.E999];&quot;X&quot;)" office:value-type="float" office:value="0" calcext:value-type="float">
            <text:p>0</text:p>
          </table:table-cell>
          <table:table-cell table:style-name="ce7" table:formula="of:=COUNTIF([.F7:.F999];&quot;X&quot;)" office:value-type="float" office:value="69" calcext:value-type="float">
            <text:p>69</text:p>
          </table:table-cell>
          <table:table-cell table:style-name="ce25" table:formula="of:=SUM([.B2:.F2])" office:value-type="float" office:value="605" calcext:value-type="float">
            <text:p>60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2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07">00/00/0000</text:date>, <text:time style:data-style-name="N2" text:time-value="21:44:53.5941150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07T21:45:37.717838420</dc:date>
    <meta:editing-duration>PT16H41M44S</meta:editing-duration>
    <meta:editing-cycles>552</meta:editing-cycles>
    <meta:document-statistic meta:table-count="1" meta:cell-count="3428" meta:object-count="0"/>
  </office:meta>
</office:document-meta>
</file>